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4.5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font-name="Cambria" fo:font-size="20pt"/>
    </style:style>
    <style:style style:name="ce2" style:family="table-cell" style:parent-style-name="Default">
      <style:text-properties style:font-name="Cambria" fo:font-size="20pt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2" table:default-cell-style-name="ce2"/>
        <table:table-row table:style-name="ro3">
          <table:table-cell table:style-name="ce1" office:value-type="string" table:number-columns-spanned="2" table:number-rows-spanned="1">
            <text:p>Script.js</text:p>
          </table:table-cell>
          <table:covered-table-cell table:style-name="ce1"/>
        </table:table-row>
        <table:table-row table:style-name="ro3">
          <table:table-cell office:value-type="string">
            <text:p>Vérifier que l'appel « GET » fonctionne, (getallteddies)</text:p>
          </table:table-cell>
          <table:table-cell office:value-type="string">
            <text:p>L9</text:p>
          </table:table-cell>
        </table:table-row>
        <table:table-row table:style-name="ro3">
          <table:table-cell office:value-type="string">
            <text:p>Vérifier que tous les ours sont affichés dans le HTML.</text:p>
          </table:table-cell>
          <table:table-cell office:value-type="string">
            <text:p>L34</text:p>
          </table:table-cell>
        </table:table-row>
        <table:table-row table:style-name="ro3">
          <table:table-cell office:value-type="string">
            <text:p>Vérifier que les liens "plus d'infos" sont corrects.</text:p>
          </table:table-cell>
          <table:table-cell office:value-type="string">
            <text:p>L44</text:p>
          </table:table-cell>
        </table:table-row>
        <table:table-row table:style-name="ro3">
          <table:table-cell office:value-type="string">
            <text:p>Vérifier qu'un message <text:s/>s'affiche en cas <text:s/>d'erreur.</text:p>
          </table:table-cell>
          <table:table-cell office:value-type="string">
            <text:p>L30</text:p>
          </table:table-cell>
        </table:table-row>
        <table:table-row table:style-name="ro3">
          <table:table-cell table:style-name="ce1" office:value-type="string" table:number-columns-spanned="2" table:number-rows-spanned="1">
            <text:p>Produit.js</text:p>
          </table:table-cell>
          <table:covered-table-cell/>
        </table:table-row>
        <table:table-row table:style-name="ro3">
          <table:table-cell office:value-type="string">
            <text:p>Vérifier que l'appel « GET » fonctionne (getTeddy).</text:p>
          </table:table-cell>
          <table:table-cell office:value-type="string">
            <text:p>L14</text:p>
          </table:table-cell>
        </table:table-row>
        <table:table-row table:style-name="ro3">
          <table:table-cell office:value-type="string">
            <text:p>Vérifer qu'il s'agit bien du produit correspondant à l'id qui est affiché.</text:p>
          </table:table-cell>
          <table:table-cell office:value-type="string">
            <text:p>L36</text:p>
          </table:table-cell>
        </table:table-row>
        <table:table-row table:style-name="ro3">
          <table:table-cell office:value-type="string">
            <text:p>Vérifier que toutes les couleurs sont affichées </text:p>
          </table:table-cell>
          <table:table-cell office:value-type="string">
            <text:p>L39</text:p>
          </table:table-cell>
        </table:table-row>
        <table:table-row table:style-name="ro3">
          <table:table-cell office:value-type="string">
            <text:p>Vérifier que l'event pour le choix des couleurs fonctionne (eventColor)</text:p>
          </table:table-cell>
          <table:table-cell office:value-type="string">
            <text:p>L81</text:p>
          </table:table-cell>
        </table:table-row>
        <table:table-row table:style-name="ro3">
          <table:table-cell office:value-type="string">
            <text:p>Vérifier si l'ours a été ajouté au panier .</text:p>
          </table:table-cell>
          <table:table-cell office:value-type="string">
            <text:p>L137</text:p>
          </table:table-cell>
        </table:table-row>
        <table:table-row table:style-name="ro3">
          <table:table-cell office:value-type="string">
            <text:p>Vérifier qu'un message <text:s/>s'affiche en cas d'erreur</text:p>
          </table:table-cell>
          <table:table-cell office:value-type="string">
            <text:p>L166</text:p>
          </table:table-cell>
        </table:table-row>
        <table:table-row table:style-name="ro3">
          <table:table-cell table:style-name="ce1" office:value-type="string" table:number-columns-spanned="2" table:number-rows-spanned="1">
            <text:p>Panier.js</text:p>
          </table:table-cell>
          <table:covered-table-cell/>
        </table:table-row>
        <table:table-row table:style-name="ro3">
          <table:table-cell office:value-type="string">
            <text:p>Vérifier que l'appel « GET » fonctionne, (getallteddies)</text:p>
          </table:table-cell>
          <table:table-cell office:value-type="string">
            <text:p>L14</text:p>
          </table:table-cell>
        </table:table-row>
        <table:table-row table:style-name="ro3">
          <table:table-cell office:value-type="string">
            <text:p>Vérifier que tous les articles du panier sont affichés.</text:p>
          </table:table-cell>
          <table:table-cell office:value-type="string">
            <text:p>L19</text:p>
          </table:table-cell>
        </table:table-row>
        <table:table-row table:style-name="ro3">
          <table:table-cell office:value-type="string">
            <text:p>Vérifier que l'appel «POST» fonctionne, (postForm)</text:p>
          </table:table-cell>
          <table:table-cell office:value-type="string">
            <text:p>L81</text:p>
          </table:table-cell>
        </table:table-row>
        <table:table-row table:style-name="ro3">
          <table:table-cell office:value-type="string">
            <text:p>Vérifer que le prix total est correct.</text:p>
          </table:table-cell>
          <table:table-cell office:value-type="string">
            <text:p>L35</text:p>
          </table:table-cell>
        </table:table-row>
        <table:table-row table:style-name="ro3">
          <table:table-cell office:value-type="string">
            <text:p>Vérifier que le bouton "vider le panier" fonctionne</text:p>
          </table:table-cell>
          <table:table-cell office:value-type="string">
            <text:p>L196</text:p>
          </table:table-cell>
        </table:table-row>
        <table:table-row table:style-name="ro3">
          <table:table-cell office:value-type="string">
            <text:p>Vérifier qu'il est impossible d'envoyer un formulaire vide.</text:p>
          </table:table-cell>
          <table:table-cell office:value-type="string">
            <text:p>L155</text:p>
          </table:table-cell>
        </table:table-row>
        <table:table-row table:style-name="ro3">
          <table:table-cell office:value-type="string">
            <text:p>Vérifier qu'il est impossible d'envoyer le formulaire avec un panier vide. </text:p>
          </table:table-cell>
          <table:table-cell office:value-type="string">
            <text:p>L171</text:p>
          </table:table-cell>
        </table:table-row>
        <table:table-row table:style-name="ro3">
          <table:table-cell office:value-type="string">
            <text:p>Verifier que le panier est vide après la commande.</text:p>
          </table:table-cell>
          <table:table-cell office:value-type="string">
            <text:p>L111</text:p>
          </table:table-cell>
        </table:table-row>
        <table:table-row table:style-name="ro3">
          <table:table-cell table:style-name="ce1" office:value-type="string" table:number-columns-spanned="2" table:number-rows-spanned="1">
            <text:p>Panier.html</text:p>
          </table:table-cell>
          <table:covered-table-cell/>
        </table:table-row>
        <table:table-row table:style-name="ro3">
          <table:table-cell office:value-type="string">
            <text:p>Vérifier qu'il faut rentrer un email correct dans le formulaire. (pattern)</text:p>
          </table:table-cell>
          <table:table-cell office:value-type="string">
            <text:p>L64</text:p>
          </table:table-cell>
        </table:table-row>
        <table:table-row table:style-name="ro3">
          <table:table-cell office:value-type="string">
            <text:p>Vérifier qu'il faut rentrer une adresse correcte dans le formulaire.(pattern)</text:p>
          </table:table-cell>
          <table:table-cell office:value-type="string">
            <text:p>L57</text:p>
          </table:table-cell>
        </table:table-row>
        <table:table-row table:style-name="ro3">
          <table:table-cell office:value-type="string">
            <text:p>Vérifier qu'il faut rentrer un prénom correct dans le formulaire(pattern)</text:p>
          </table:table-cell>
          <table:table-cell office:value-type="string">
            <text:p>L42</text:p>
          </table:table-cell>
        </table:table-row>
        <table:table-row table:style-name="ro3">
          <table:table-cell office:value-type="string">
            <text:p>Vérifier qu'il faut rentrer un nom correct dans le formulaire(pattern)</text:p>
          </table:table-cell>
          <table:table-cell office:value-type="string">
            <text:p>L49</text:p>
          </table:table-cell>
        </table:table-row>
        <table:table-row table:style-name="ro3">
          <table:table-cell office:value-type="string">
            <text:p>Vérifier qu'il faut rentrer une ville correcte dans le formulaire(pattern)</text:p>
          </table:table-cell>
          <table:table-cell office:value-type="string">
            <text:p>L71</text:p>
          </table:table-cell>
        </table:table-row>
        <table:table-row table:style-name="ro3">
          <table:table-cell table:style-name="ce1" office:value-type="string" table:number-columns-spanned="2" table:number-rows-spanned="1">
            <text:p>Confirmation.js</text:p>
          </table:table-cell>
          <table:covered-table-cell/>
        </table:table-row>
        <table:table-row table:style-name="ro3">
          <table:table-cell office:value-type="string">
            <text:p>Vérifier que le prix de la commande est correct.</text:p>
          </table:table-cell>
          <table:table-cell office:value-type="string">
            <text:p>L8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18/11/2020</text:date>, <text:time>09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7:48:17.49</meta:creation-date>
    <dc:date>2020-11-18T09:49:39.81</dc:date>
    <meta:editing-duration>PT53M32S</meta:editing-duration>
    <meta:editing-cycles>33</meta:editing-cycles>
    <meta:generator>OpenOffice/4.1.6$Win32 OpenOffice.org_project/416m1$Build-9790</meta:generator>
    <meta:document-statistic meta:table-count="3" meta:cell-count="53" meta:object-count="0"/>
  </office:meta>
</office:document-meta>
</file>